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a167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paragraph-rsid="001a1676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1a16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167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167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3">Ключевой пользовательский сценарий</text:span></text:span></text:h>
      <text:h text:style-name="P1" text:outline-level="3"><text:span text:style-name="Strong_20_Emphasis"><text:span text:style-name="T3">"Первая установка кибер-импланта и переход на новый носитель"</text:span></text:span></text:h>
      <text:h text:style-name="Heading_20_4" text:outline-level="4"><text:span text:style-name="Strong_20_Emphasis">1. Старт: Персонализированная onboarding-сессия</text:span></text:h>
      <text:list text:style-name="L1">
        <text:list-item>
          <text:p text:style-name="P2"><text:span text:style-name="Strong_20_Emphasis">Действие:</text:span> Пользователь открывает приложение, проходит быструю регистрацию (биометрия + двухфакторная аутентификация).</text:p>
        </text:list-item>
        <text:list-item>
          <text:p text:style-name="P2"><text:span text:style-name="Strong_20_Emphasis">Интерфейс:</text:span></text:p>
          <text:list>
            <text:list-item>
              <text:p text:style-name="P2">Всплывает адаптивный опросник:</text:p>
              <text:list>
                <text:list-item>
                  <text:p text:style-name="P2"><text:span text:style-name="Emphasis">Цель использования:</text:span> «Импланты» / «Перенос сознания» / «Исследую возможности».</text:p>
                </text:list-item>
                <text:list-item>
                  <text:p text:style-name="P2"><text:span text:style-name="Emphasis">Уровень опыта:</text:span> «Новичок» / «Продвинутый».</text:p>
                </text:list-item>
              </text:list>
            </text:list-item>
            <text:list-item>
              <text:p text:style-name="P2">Для новичков запускается <text:span text:style-name="Strong_20_Emphasis">голосовой ассистент с эмоциональным ИИ</text:span> («Привет! Я помогу тебе стать сильнее, быстрее… или даже бессмертным. Куда начнем?»)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Выбор импланта через AR/3D-примерку</text:span></text:h>
      <text:list text:style-name="L2">
        <text:list-item>
          <text:p text:style-name="P3"><text:span text:style-name="Strong_20_Emphasis">Действие:</text:span> Пользователь выбирает «Каталог имплантов» → фильтры по функциям (нейроинтерфейс, бионическая конечность, сенсорный усилитель).</text:p>
        </text:list-item>
        <text:list-item>
          <text:p text:style-name="P3"><text:span text:style-name="Strong_20_Emphasis">Интерфейс:</text:span></text:p>
          <text:list>
            <text:list-item>
              <text:p text:style-name="P3">AR-камера сканирует тело → на экране проецируется <text:span text:style-name="Strong_20_Emphasis">3D-модель импланта</text:span> (например, кибер-рука).</text:p>
            </text:list-item>
            <text:list-item>
              <text:p text:style-name="P3">Режим «Тест-драйв»: имитация работы импланта (например, пользователь «чувствует» силу захвата через виброотклик).</text:p>
            </text:list-item>
            <text:list-item>
              <text:p text:style-name="P3">Кнопка «Совет врача»: переход в раздел телемедицины для консультации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Настройка и покупка</text:span></text:h>
      <text:list text:style-name="L3">
        <text:list-item>
          <text:p text:style-name="P4"><text:span text:style-name="Strong_20_Emphasis">Действие:</text:span></text:p>
          <text:list>
            <text:list-item>
              <text:p text:style-name="P4">Пользователь кастомизирует дизайн импланта (цвет, текстура) и функционал (режимы работы, совместимость с нейроинтерфейсом).</text:p>
            </text:list-item>
            <text:list-item>
              <text:p text:style-name="P4">Добавляет имплант в корзину → оплачивает через <text:span text:style-name="Strong_20_Emphasis">криптоплатежи</text:span> (BTC/ETH или токены компании).</text:p>
            </text:list-item>
          </text:list>
        </text:list-item>
        <text:list-item>
          <text:p text:style-name="P4"><text:span text:style-name="Strong_20_Emphasis">Интерфейс:</text:span></text:p>
          <text:list>
            <text:list-item>
              <text:p text:style-name="P4">Всплывает подсказка: «Добавить резервную копию сознания? Скидка 20% при комплексном заказе».</text:p>
            </text:list-item>
            <text:list-item>
              <text:p text:style-name="P4"><text:soft-page-break/>Кнопка «Срочная доставка»: выбор даты операции с интеграцией в календарь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Подготовка к операции</text:span></text:h>
      <text:list xml:id="list17549838" text:style-name="L4">
        <text:list-item>
          <text:p text:style-name="P5"><text:span text:style-name="Strong_20_Emphasis">Действие:</text:span></text:p>
          <text:list>
            <text:list-item>
              <text:p text:style-name="P6">Пользователь загружает медицинские данные через интеграцию с EHR <text:span text:style-name="T4">(</text:span><text:span text:style-name="T6">э</text:span><text:span text:style-name="Strong_20_Emphasis"><text:span text:style-name="T5">лектронная</text:span></text:span><text:span text:style-name="Strong_20_Emphasis"> медицинская карта пациента</text:span><text:span text:style-name="T4">)</text:span> (например, аллергии, группа крови).</text:p>
            </text:list-item>
            <text:list-item>
              <text:p text:style-name="P5">Проходит виртуальный <text:span text:style-name="Strong_20_Emphasis">симулятор имплантации</text:span> (мини-игра для понимания процедуры).</text:p>
            </text:list-item>
          </text:list>
        </text:list-item>
        <text:list-item>
          <text:p text:style-name="P5"><text:span text:style-name="Strong_20_Emphasis">Интерфейс:</text:span></text:p>
          <text:list>
            <text:list-item>
              <text:p text:style-name="P5">Раздел «Риски и этика»: подписание цифрового согласия с блокчейн-подтверждением.</text:p>
            </text:list-item>
            <text:list-item>
              <text:p text:style-name="P5">Чат с хирургом: обсуждение деталей через зашифрованный видеочат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После установки: управление имплантом</text:span></text:h>
      <text:list text:style-name="L5">
        <text:list-item>
          <text:p text:style-name="P7"><text:span text:style-name="Strong_20_Emphasis">Действие:</text:span></text:p>
          <text:list>
            <text:list-item>
              <text:p text:style-name="P7">В приложении активируется раздел «Мое тело» → дашборд с данными импланта (зарядка, совместимость с организмом).</text:p>
            </text:list-item>
            <text:list-item>
              <text:p text:style-name="P7">Пользователь настраивает жесты для управления имплантом (например, двойное касание для включения «режима силы»).</text:p>
            </text:list-item>
          </text:list>
        </text:list-item>
        <text:list-item>
          <text:p text:style-name="P7"><text:span text:style-name="Strong_20_Emphasis">Интерфейс:</text:span></text:p>
          <text:list>
            <text:list-item>
              <text:p text:style-name="P7">Уведомление: «Поздравляем! Вы получили бейдж “Кибер-пионер”. Поделитесь в сообществе?».</text:p>
            </text:list-item>
            <text:list-item>
              <text:p text:style-name="P7">Кнопка «Экстренная помощь»: прямой вызов ИИ-бота при сбоях («Обнаружена перегрузка… Рекомендую снизить нагрузку»)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Переход к переносу сознания (upsell)</text:span></text:h>
      <text:list text:style-name="L6">
        <text:list-item>
          <text:p text:style-name="P8"><text:span text:style-name="Strong_20_Emphasis">Действие:</text:span></text:p>
          <text:list>
            <text:list-item>
              <text:p text:style-name="P8">Пользователь получает персонализированное предложение: «Готовы стать неограниченным? Попробуйте носитель X9».</text:p>
            </text:list-item>
            <text:list-item>
              <text:p text:style-name="P8">Выбирает «Симулятор носителя» → тестирует виртуальное тело в VR-среде (скорость, выносливость, внешность).</text:p>
            </text:list-item>
          </text:list>
        </text:list-item>
        <text:list-item>
          <text:p text:style-name="P8"><text:span text:style-name="Strong_20_Emphasis">Интерфейс:</text:span></text:p>
          <text:list>
            <text:list-item>
              <text:p text:style-name="P8"><text:soft-page-break/>Опция «Резервное копирование»: сохранение текущего сознания в защищенное облако.</text:p>
            </text:list-item>
            <text:list-item>
              <text:p text:style-name="P8">Раздел «Цифровое бессмертие»: выбор тарифа (разовая загрузка / подписка на обновления носителей)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Финал: синхронизация и сообщество</text:span></text:h>
      <text:list text:style-name="L7">
        <text:list-item>
          <text:p text:style-name="P9"><text:span text:style-name="Strong_20_Emphasis">Действие:</text:span></text:p>
          <text:list>
            <text:list-item>
              <text:p text:style-name="P9">Пользователь подключает новый носитель к приложению → данные синхронизируются через облако.</text:p>
            </text:list-item>
            <text:list-item>
              <text:p text:style-name="P9">Вступает в закрытое сообщество «Трансценденты» → участвует в голосовании за новые функции носителей.</text:p>
            </text:list-item>
          </text:list>
        </text:list-item>
        <text:list-item>
          <text:p text:style-name="P9"><text:span text:style-name="Strong_20_Emphasis">Интерфейс:</text:span></text:p>
          <text:list>
            <text:list-item>
              <text:p text:style-name="P9">Дашборд «Моя эволюция»: график улучшений тела, достижения.</text:p>
            </text:list-item>
            <text:list-item>
              <text:p text:style-name="P9">Кнопка «Перезагрузить сознание»: экстренный откат к предыдущей версии из резерва.</text:p>
            </text:list-item>
          </text:list>
        </text:list-item>
      </text:list>
      <text:p text:style-name="Horizontal_20_Line"/>
      <text:h text:style-name="Heading_20_3" text:outline-level="3"><text:span text:style-name="Strong_20_Emphasis">Особенности сценария:</text:span></text:h>
      <text:list text:style-name="L8">
        <text:list-item>
          <text:p text:style-name="P10"><text:span text:style-name="Strong_20_Emphasis">Геймификация:</text:span> Бейджи и квесты мотивируют на освоение функций («Пройдите 5 тренировок → доступ к скрытому режиму»).</text:p>
        </text:list-item>
        <text:list-item>
          <text:p text:style-name="P10"><text:span text:style-name="Strong_20_Emphasis">Безопасность:</text:span> Все критические действия (операция, перенос сознания) требуют подтверждения через биометрию + блокчейн.</text:p>
        </text:list-item>
        <text:list-item>
          <text:p text:style-name="P10"><text:span text:style-name="Strong_20_Emphasis">Адаптивность:</text:span> Для продвинутых пользователей открываются «скрытые» настройки (например, кастомизация нейроимпульсов).</text:p>
        </text:list-item>
      </text:list>
      <text:p text:style-name="Text_20_body"><text:span text:style-name="Strong_20_Emphasis">Целевое действие завершено:</text:span> Пользователь не только установил имплант, но и совершил апселл — начал переход к цифровому бессмертию, оставаясь в экосистеме сервиса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9:42:16.941169231</meta:creation-date>
    <meta:generator>LibreOffice/7.5.1.2$MacOSX_X86_64 LibreOffice_project/fcbaee479e84c6cd81291587d2ee68cba099e129</meta:generator>
    <dc:date>2025-03-22T20:10:17.003805067</dc:date>
    <meta:editing-duration>PT27M59S</meta:editing-duration>
    <meta:editing-cycles>2</meta:editing-cycles>
    <meta:document-statistic meta:table-count="0" meta:image-count="0" meta:object-count="0" meta:page-count="3" meta:paragraph-count="55" meta:word-count="477" meta:character-count="3743" meta:non-whitespace-character-count="3364"/>
  </office:meta>
</office:document-meta>
</file>